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Wingdings1" svg:font-family="Wingdings"/>
    <style:font-face style:name="Liberation Serif1" svg:font-family="'Liberation Serif'" style:font-family-generic="roman"/>
    <style:font-face style:name="Arial3" svg:font-family="Arial" style:font-pitch="variable"/>
    <style:font-face style:name="Liberation Sans3" svg:font-family="'Liberation Sans'" style:font-pitch="variable"/>
    <style:font-face style:name="Microsoft YaHei2" svg:font-family="'Microsoft YaHei'" style:font-pitch="variable"/>
    <style:font-face style:name="Wingdings" svg:font-family="Wingdings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faf46" draw:textarea-horizontal-align="justify" draw:textarea-vertical-align="middle" draw:auto-grow-height="false" fo:min-height="0.95cm" fo:min-width="3.70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3.7cm"/>
      <style:paragraph-properties style:writing-mode="lr-tb"/>
    </style:style>
    <style:style style:name="gr3" style:family="graphic" style:parent-style-name="objectwithoutfill">
      <style:graphic-properties draw:marker-start="Linienspitzen_20_12" draw:marker-start-width="0.3cm" draw:marker-end="Linienspitzen_20_2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4.65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3.703cm"/>
      <style:paragraph-properties style:writing-mode="lr-tb"/>
    </style:style>
    <style:style style:name="gr6" style:family="graphic" style:parent-style-name="objectwithoutfill">
      <style:graphic-properties draw:marker-start="Linienspitzen_20_14" draw:marker-start-width="0.3cm" draw:marker-end="Linienspitzen_20_5" draw:marker-end-width="0.3cm" draw:fill="none" draw:textarea-vertical-align="middle"/>
    </style:style>
    <style:style style:name="gr7" style:family="graphic" style:parent-style-name="objectwithoutfill">
      <style:graphic-properties draw:marker-start="Linienspitzen_20_13" draw:marker-start-width="0.3cm" draw:marker-end="Linienspitzen_20_6" draw:marker-end-width="0.3cm" draw:fill="none" draw:textarea-vertical-align="middle"/>
    </style:style>
    <style:style style:name="gr8" style:family="graphic" style:parent-style-name="objectwithoutfill">
      <style:graphic-properties draw:marker-start="Linienspitzen_20_15" draw:marker-start-width="0.3cm" draw:marker-end="Linienspitzen_20_7" draw:marker-end-width="0.3cm" draw:fill="none" draw:textarea-vertical-align="middle"/>
    </style:style>
    <style:style style:name="gr9" style:family="graphic" style:parent-style-name="objectwithoutfill">
      <style:graphic-properties draw:marker-start="Linienspitzen_20_16" draw:marker-start-width="0.3cm" draw:marker-end="Linienspitzen_20_8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3.703cm"/>
      <style:paragraph-properties style:writing-mode="lr-tb"/>
    </style:style>
    <style:style style:name="gr11" style:family="graphic" style:parent-style-name="objectwithoutfill">
      <style:graphic-properties draw:marker-start="Linienspitzen_20_17" draw:marker-start-width="0.3cm" draw:marker-end="Linienspitzen_20_9" draw:marker-end-width="0.3cm" draw:fill="none" draw:textarea-vertical-align="middle"/>
    </style:style>
    <style:style style:name="gr12" style:family="graphic" style:parent-style-name="objectwithoutfill">
      <style:graphic-properties draw:marker-start="Linienspitzen_20_11" draw:marker-start-width="0.3cm" draw:marker-end="Linienspitzen_20_10" draw:marker-end-width="0.3cm" draw:fill="none" draw:textarea-vertical-align="middle"/>
    </style:style>
    <style:style style:name="gr13" style:family="graphic" style:parent-style-name="standard">
      <style:graphic-properties draw:fill-color="#ff7b59" draw:textarea-horizontal-align="justify" draw:textarea-vertical-align="middle" draw:auto-grow-height="false" fo:min-height="0.95cm" fo:min-width="3.703cm" fo:wrap-option="wrap"/>
      <style:paragraph-properties style:writing-mode="lr-tb"/>
    </style:style>
    <style:style style:name="gr14" style:family="graphic" style:parent-style-name="standard">
      <style:graphic-properties draw:fill-color="#ff7b59" draw:textarea-horizontal-align="justify" draw:textarea-vertical-align="middle" draw:auto-grow-height="false" fo:min-height="0.95cm" fo:min-width="4.658cm"/>
      <style:paragraph-properties style:writing-mode="lr-tb"/>
    </style:style>
    <style:style style:name="gr15" style:family="graphic" style:parent-style-name="standard">
      <style:graphic-properties draw:fill-color="#ff7b59" draw:textarea-horizontal-align="justify" draw:textarea-vertical-align="middle" draw:auto-grow-height="false" fo:min-height="0.95cm" fo:min-width="3.703cm"/>
      <style:paragraph-properties style:writing-mode="lr-tb"/>
    </style:style>
    <style:style style:name="gr16" style:family="graphic" style:parent-style-name="objectwithoutfill">
      <style:graphic-properties draw:stroke="dash" draw:stroke-dash="Strich_20_lang" draw:marker-start="Linienspitzen_20_19" draw:marker-start-width="0.3cm" draw:marker-end="Linienspitzen_20_18" draw:marker-end-width="0.3cm" draw:fill="none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24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0" style:family="graphic" style:parent-style-name="standard">
      <style:graphic-properties draw:stroke="none" draw:fill="none" fo:min-height="0.713cm"/>
      <style:paragraph-properties style:writing-mode="lr-tb"/>
    </style:style>
    <style:style style:name="gr21" style:family="graphic" style:parent-style-name="objectwithoutfill">
      <style:graphic-properties draw:stroke="dash" draw:stroke-dash="Doppelter_20_Strich-Punkt_28_schmal_29_" svg:stroke-width="0.2cm" svg:stroke-color="#f10d0c" draw:marker-start="" draw:marker-start-width="0.6cm" draw:marker-end="Concave" draw:marker-end-width="0.6cm" draw:fill="none" draw:textarea-vertical-align="middle" fo:padding-top="0.225cm" fo:padding-bottom="0.225cm" fo:padding-left="0.35cm" fo:padding-right="0.35cm"/>
    </style:style>
    <style:style style:name="gr22" style:family="graphic" style:parent-style-name="standard">
      <style:graphic-properties draw:fill-color="#ff7b59" draw:textarea-horizontal-align="justify" draw:textarea-vertical-align="middle" draw:auto-grow-height="false" fo:min-height="1.973cm" fo:min-width="3.901cm"/>
      <style:paragraph-properties style:writing-mode="lr-tb"/>
    </style:style>
    <style:style style:name="gr23" style:family="graphic" style:parent-style-name="standard">
      <style:graphic-properties draw:fill-color="#ff7b59" draw:textarea-horizontal-align="justify" draw:textarea-vertical-align="middle" draw:auto-grow-height="false" fo:min-height="1.815cm" fo:min-width="3.90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4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27" style:family="graphic" style:parent-style-name="standard" style:list-style-name="L1">
      <style:graphic-properties draw:fill-color="#6993bf" draw:textarea-horizontal-align="justify" draw:textarea-vertical-align="middle" draw:auto-grow-height="false" fo:min-height="0.95cm" fo:min-width="3.903cm" fo:wrap-option="wrap"/>
      <style:paragraph-properties style:writing-mode="lr-tb"/>
    </style:style>
    <style:style style:name="gr28" style:family="graphic" style:parent-style-name="standard">
      <style:graphic-properties draw:fill-color="#6993bf" draw:textarea-horizontal-align="justify" draw:textarea-vertical-align="middle" draw:auto-grow-height="false" fo:min-height="0.95cm" fo:min-width="4.65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30" style:family="graphic" style:parent-style-name="objectwithoutfill">
      <style:graphic-properties draw:stroke="dash" draw:stroke-dash="Strich_20_lang" draw:marker-start="" draw:marker-start-width="0.3cm" draw:marker-end="Linienspitzen_20_18" draw:marker-end-width="0.3cm" draw:fill="none" draw:textarea-horizontal-align="center" draw:textarea-vertical-align="middle"/>
    </style:style>
    <style:style style:name="gr31" style:family="graphic" style:parent-style-name="objectwithoutfill">
      <style:graphic-properties draw:stroke="dash" draw:stroke-dash="Strich_20_lang" draw:marker-start="Linienspitzen_20_19" draw:marker-start-width="0.3cm" draw:marker-end="" draw:marker-end-width="0.3cm" draw:fill="none" draw:textarea-horizontal-align="center" draw:textarea-vertical-align="middle"/>
    </style:style>
    <style:style style:name="gr32" style:family="graphic" style:parent-style-name="standard">
      <style:graphic-properties draw:fill-color="#ff7b59" draw:textarea-horizontal-align="justify" draw:textarea-vertical-align="middle" draw:auto-grow-height="false" fo:min-height="0.95cm" fo:min-width="1.903cm" fo:wrap-option="wrap"/>
      <style:paragraph-properties style:writing-mode="lr-tb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objectwithoutfill">
      <style:graphic-properties draw:marker-start="Linienspitzen_20_20" draw:marker-start-width="0.3cm" draw:marker-end="Linienspitzen_20_21" draw:marker-end-width="0.3cm" draw:fill="none" draw:textarea-vertical-align="middle"/>
    </style:style>
    <style:style style:name="gr35" style:family="graphic" style:parent-style-name="objectwithoutfill">
      <style:graphic-properties draw:marker-start="Linienspitzen_20_22" draw:marker-start-width="0.3cm" draw:marker-end="Linienspitzen_20_23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fo:min-height="1.804cm"/>
      <style:paragraph-properties style:writing-mode="lr-tb"/>
    </style:style>
    <style:style style:name="gr37" style:family="graphic" style:parent-style-name="objectwithoutfill">
      <style:graphic-properties draw:stroke="dash" draw:stroke-dash="Strich_20_lang" draw:marker-start="Linienspitzen_20_24" draw:marker-start-width="0.3cm" draw:marker-end="Linienspitzen_20_18" draw:marker-end-width="0.3cm" draw:fill="none" draw:textarea-horizontal-align="center" draw:textarea-vertical-align="middle"/>
    </style:style>
    <style:style style:name="gr38" style:family="graphic" style:parent-style-name="objectwithoutfill">
      <style:graphic-properties draw:marker-start="Linienspitzen_20_25" draw:marker-start-width="0.3cm" draw:marker-end="Linienspitzen_20_26" draw:marker-end-width="0.3cm" draw:fill="none" draw:textarea-vertical-align="middle"/>
    </style:style>
    <style:style style:name="co1" style:family="table-column">
      <style:table-column-properties style:column-width="2.398cm" style:use-optimal-column-width="false"/>
    </style:style>
    <style:style style:name="co2" style:family="table-column">
      <style:table-column-properties style:column-width="2.4cm" style:use-optimal-column-width="false"/>
    </style:style>
    <style:style style:name="co3" style:family="table-column">
      <style:table-column-properties style:column-width="2.399cm" style:use-optimal-column-width="false"/>
    </style:style>
    <style:style style:name="co4" style:family="table-column">
      <style:table-column-properties style:column-width="2.403cm" style:use-optimal-column-width="false"/>
    </style:style>
    <style:style style:name="co5" style:family="table-column">
      <style:table-column-properties style:column-width="2.192cm" style:use-optimal-column-width="false"/>
    </style:style>
    <style:style style:name="co6" style:family="table-column">
      <style:table-column-properties style:column-width="2.276cm" style:use-optimal-column-width="false"/>
    </style:style>
    <style:style style:name="co7" style:family="table-column">
      <style:table-column-properties style:column-width="2.105cm" style:use-optimal-column-width="false"/>
    </style:style>
    <style:style style:name="co8" style:family="table-column">
      <style:table-column-properties style:column-width="2.333cm" style:use-optimal-column-width="false"/>
    </style:style>
    <style:style style:name="co9" style:family="table-column">
      <style:table-column-properties style:column-width="2.02cm" style:use-optimal-column-width="false"/>
    </style:style>
    <style:style style:name="ro1" style:family="table-row">
      <style:table-row-properties style:row-height="1.471cm" style:use-optimal-row-height="false"/>
    </style:style>
    <style:style style:name="ro2" style:family="table-row">
      <style:table-row-properties style:row-height="1.092cm" style:use-optimal-row-height="false"/>
    </style:style>
    <style:style style:name="ro3" style:family="table-row">
      <style:table-row-properties style:row-height="1.139cm" style:use-optimal-row-height="false"/>
    </style:style>
    <style:style style:name="ro4" style:family="table-row">
      <style:table-row-properties style:row-height="1.143cm" style:use-optimal-row-height="false"/>
    </style:style>
    <style:style style:name="ro5" style:family="table-row">
      <style:table-row-properties style:row-height="1.303cm" style:use-optimal-row-height="false"/>
    </style:style>
    <style:style style:name="ro6" style:family="table-row">
      <style:table-row-properties style:row-height="1.074cm" style:use-optimal-row-height="false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fo:color="#3faf46" loext:opacity="100%"/>
    </style:style>
    <style:style style:name="ce3" style:family="table-cell">
      <style:paragraph-properties fo:text-align="center"/>
      <style:text-properties fo:font-size="22pt" style:font-size-asian="22pt" style:font-size-complex="22pt"/>
    </style:style>
    <style:style style:name="ce4" style:family="table-cell">
      <style:paragraph-properties fo:margin-left="0cm" fo:margin-right="0cm" fo:margin-top="0cm" fo:margin-bottom="0cm" fo:line-height="100%" fo:text-align="center" fo:text-indent="0cm"/>
      <style:text-properties fo:font-size="22pt" style:font-size-asian="22pt" style:font-size-complex="22pt"/>
    </style:style>
    <style:style style:name="ce5" style:family="table-cell">
      <style:paragraph-properties fo:text-align="center"/>
      <style:text-properties fo:font-size="18pt" style:font-size-asian="18pt" style:font-size-complex="18pt"/>
    </style:style>
    <style:style style:name="ce6" style:family="table-cell">
      <style:paragraph-properties fo:text-align="center"/>
      <style:text-properties fo:color="#3faf46" loext:opacity="100%" fo:font-size="18pt" style:font-size-asian="18pt" style:font-size-complex="18pt"/>
    </style:style>
    <style:style style:name="ce7" style:family="table-cell"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3faf46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7b59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</style:style>
    <style:style style:name="P8" style:family="paragraph">
      <loext:graphic-properties draw:fill="none"/>
      <style:paragraph-properties fo:text-align="end" style:writing-mode="lr-tb"/>
      <style:text-properties fo:font-size="16pt" style:font-size-asian="16pt" style:font-size-complex="16pt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style:writing-mode="lr-tb"/>
      <style:text-properties fo:color="#f10d0c" loext:opacity="100%"/>
    </style:style>
    <style:style style:name="P13" style:family="paragraph">
      <loext:graphic-properties draw:fill="none" draw:fill-color="#ffffff"/>
      <style:paragraph-properties style:writing-mode="lr-tb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loext:graphic-properties draw:fill-color="#6993bf"/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-color="#6993bf"/>
      <style:paragraph-properties fo:text-align="center" style:writing-mode="lr-tb"/>
    </style:style>
    <style:style style:name="P17" style:family="paragraph">
      <loext:graphic-properties draw:fill="none" draw:fill-color="#ffffff"/>
      <style:paragraph-properties fo:text-align="end" style:writing-mode="lr-tb"/>
      <style:text-properties fo:font-size="24pt" style:font-size-asian="24pt" style:font-size-complex="24pt"/>
    </style:style>
    <style:style style:name="P18" style:family="paragraph">
      <loext:graphic-properties draw:fill="none" draw:fill-color="#ffffff"/>
      <style:paragraph-properties fo:text-align="start" style:writing-mode="lr-tb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-color="#ff7b59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ffffff" loext:opacity="100%" style:font-name="Liberation Sans1" fo:font-size="12pt" style:font-name-complex="Liberation Sans1" style:font-size-complex="12pt"/>
    </style:style>
    <style:style style:name="T4" style:family="text">
      <style:text-properties fo:color="#000000" loext:opacity="100%" style:font-name="Liberation Sans1" fo:font-size="12pt" style:font-name-complex="Liberation Sans1" style:font-size-complex="12pt"/>
    </style:style>
    <style:style style:name="T5" style:family="text">
      <style:text-properties fo:color="#3faf46" loext:opacity="100%" style:font-name="Liberation Serif1" style:font-name-asian="Liberation Serif1" style:font-name-complex="Liberation Serif1"/>
    </style:style>
    <style:style style:name="T6" style:family="text">
      <style:text-properties fo:color="#3faf46" loext:opacity="100%" style:font-name="Liberation Serif1" fo:font-size="22pt" style:font-name-asian="Liberation Serif1" style:font-size-asian="22pt" style:font-name-complex="Liberation Serif1" style:font-size-complex="22pt"/>
    </style:style>
    <style:style style:name="T7" style:family="text">
      <style:text-properties fo:color="#f10d0c" loext:opacity="100%" fo:font-size="15pt" style:font-size-asian="15pt" style:font-size-complex="15pt"/>
    </style:style>
    <style:style style:name="T8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font-name="Wingdings1" fo:font-size="14pt" style:font-name-asian="Wingdings1" style:font-size-asian="14pt" style:font-name-complex="Wingdings1" style:font-size-complex="14pt"/>
    </style:style>
    <style:style style:name="T11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style:font-name="Wingdings1" fo:font-size="13pt" style:font-name-asian="Wingdings1" style:font-size-asian="13pt" style:font-name-complex="Wingdings1" style:font-size-complex="13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color="#3faf46" loext:opacity="100%" style:font-name="Liberation Serif1" fo:font-size="18pt" style:font-name-asian="Liberation Serif1" style:font-size-asian="18pt" style:font-name-complex="Liberation Serif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.203cm" svg:height="1.2cm" svg:x="10.9cm" svg:y="8.705cm">
          <text:p text:style-name="P1"><text:span text:style-name="T1">Uhrzeit Std:M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4.2cm" svg:height="1.2cm" svg:x="10.9cm" svg:y="6cm">
          <text:p text:style-name="P1"><text:span text:style-name="T1">Temp. auss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13.002cm" svg:y1="8.705cm" svg:x2="13cm" svg:y2="7.2cm" draw:start-shape="id1" draw:start-glue-point="4" draw:end-shape="id2" draw:end-glue-point="6" svg:d="M13002 8705v-752h-2v-753" svg:viewBox="0 0 3 1506">
          <text:p/>
        </draw:connector>
        <draw:custom-shape draw:style-name="gr4" draw:text-style-name="P1" xml:id="id4" draw:id="id4" draw:layer="layout" svg:width="5.158cm" svg:height="1.2cm" svg:x="16.018cm" svg:y="8.705cm">
          <text:p text:style-name="P1"><text:span text:style-name="T1">Datum Wochenta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1" xml:id="id3" draw:id="id3" draw:layer="layout" svg:width="4.203cm" svg:height="1.2cm" svg:x="5.7cm" svg:y="8.705cm">
          <text:p text:style-name="P1"><text:span text:style-name="T1">Uhrzeit Se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5" draw:id="id5" draw:layer="layout" svg:width="5.158cm" svg:height="1.2cm" svg:x="22.131cm" svg:y="8.705cm">
          <text:p text:style-name="P1"><text:span text:style-name="T1">Datum Tag:Mona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xml:id="id6" draw:id="id6" draw:layer="layout" svg:width="5.158cm" svg:height="1.2cm" svg:x="28.242cm" svg:y="8.705cm">
          <text:p text:style-name="P1"><text:span text:style-name="T1">Datum Jah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3" draw:layer="layout" svg:x1="10.9cm" svg:y1="9.305cm" svg:x2="9.903cm" svg:y2="9.305cm" draw:start-shape="id1" draw:start-glue-point="5" draw:end-shape="id3" draw:end-glue-point="7" svg:d="M10900 9305h-997" svg:viewBox="0 0 998 1">
          <text:p/>
        </draw:connector>
        <draw:connector draw:style-name="gr7" draw:text-style-name="P3" draw:layer="layout" svg:x1="15.103cm" svg:y1="9.305cm" svg:x2="16.018cm" svg:y2="9.305cm" draw:start-shape="id1" draw:start-glue-point="7" draw:end-shape="id4" draw:end-glue-point="5" svg:d="M15103 9305h915" svg:viewBox="0 0 916 1">
          <text:p/>
        </draw:connector>
        <draw:connector draw:style-name="gr8" draw:text-style-name="P3" draw:layer="layout" svg:x1="21.176cm" svg:y1="9.305cm" svg:x2="22.131cm" svg:y2="9.305cm" draw:start-shape="id4" draw:start-glue-point="7" draw:end-shape="id5" draw:end-glue-point="5" svg:d="M21176 9305h955" svg:viewBox="0 0 956 1">
          <text:p/>
        </draw:connector>
        <draw:connector draw:style-name="gr9" draw:text-style-name="P3" draw:layer="layout" svg:x1="27.289cm" svg:y1="9.305cm" svg:x2="28.242cm" svg:y2="9.305cm" draw:start-shape="id5" draw:start-glue-point="7" draw:end-shape="id6" draw:end-glue-point="5" svg:d="M27289 9305h953" svg:viewBox="0 0 954 1">
          <text:p/>
        </draw:connector>
        <draw:custom-shape draw:style-name="gr10" draw:text-style-name="P1" xml:id="id7" draw:id="id7" draw:layer="layout" svg:width="4.203cm" svg:height="1.4cm" svg:x="10.9cm" svg:y="10.905cm">
          <text:p text:style-name="P1"><text:span text:style-name="T1">Nächste</text:span></text:p>
          <text:p text:style-name="P1"><text:span text:style-name="T1">Weckzei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xml:id="id8" draw:id="id8" draw:layer="layout" svg:width="5.158cm" svg:height="1.2cm" svg:x="16.019cm" svg:y="6cm">
          <text:p text:style-name="P1"><text:span text:style-name="T1">Temp. CPU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3" draw:layer="layout" svg:x1="13.002cm" svg:y1="9.905cm" svg:x2="13.002cm" svg:y2="10.905cm" draw:start-shape="id1" draw:start-glue-point="6" draw:end-shape="id7" draw:end-glue-point="4" svg:d="M13002 9905v1000" svg:viewBox="0 0 1 1001">
          <text:p/>
        </draw:connector>
        <draw:connector draw:style-name="gr12" draw:text-style-name="P3" draw:layer="layout" svg:x1="15.1cm" svg:y1="6.6cm" svg:x2="16.019cm" svg:y2="6.6cm" draw:start-shape="id2" draw:start-glue-point="7" draw:end-shape="id8" draw:end-glue-point="5" svg:d="M15100 6600h919" svg:viewBox="0 0 920 1">
          <text:p/>
        </draw:connector>
        <draw:custom-shape draw:style-name="gr13" draw:text-style-name="P4" xml:id="id9" draw:id="id9" draw:layer="layout" svg:width="4.203cm" svg:height="1.2cm" svg:x="10.8cm" svg:y="24.2cm">
          <draw:glue-point draw:id="8" svg:x="2.614cm" svg:y="-5cm"/>
          <text:p text:style-name="P1"><text:span text:style-name="T1">Uhrzeit Std:M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4" xml:id="id11" draw:id="id11" draw:layer="layout" svg:width="5.158cm" svg:height="1.2cm" svg:x="15.918cm" svg:y="24.2cm">
          <text:p text:style-name="P1"><text:span text:style-name="T1">Datum Wochenta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4" xml:id="id10" draw:id="id10" draw:layer="layout" svg:width="4.203cm" svg:height="1.2cm" svg:x="5.6cm" svg:y="24.2cm">
          <text:p text:style-name="P1"><text:span text:style-name="T1">Uhrzeit Se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4" xml:id="id12" draw:id="id12" draw:layer="layout" svg:width="5.158cm" svg:height="1.2cm" svg:x="22.031cm" svg:y="24.2cm">
          <text:p text:style-name="P1"><text:span text:style-name="T1">Datum Tag:Mona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4" xml:id="id13" draw:id="id13" draw:layer="layout" svg:width="5.158cm" svg:height="1.2cm" svg:x="28.142cm" svg:y="24.2cm">
          <text:p text:style-name="P1"><text:span text:style-name="T1">Datum Jah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3" draw:layer="layout" svg:x1="10.8cm" svg:y1="24.8cm" svg:x2="9.803cm" svg:y2="24.8cm" draw:start-shape="id9" draw:start-glue-point="5" draw:end-shape="id10" draw:end-glue-point="7" svg:d="M10800 24800h-997" svg:viewBox="0 0 998 1">
          <text:p/>
        </draw:connector>
        <draw:connector draw:style-name="gr7" draw:text-style-name="P3" draw:layer="layout" svg:x1="15.003cm" svg:y1="24.8cm" svg:x2="15.918cm" svg:y2="24.8cm" draw:start-shape="id9" draw:start-glue-point="7" draw:end-shape="id11" draw:end-glue-point="5" svg:d="M15003 24800h915" svg:viewBox="0 0 916 1">
          <text:p/>
        </draw:connector>
        <draw:connector draw:style-name="gr8" draw:text-style-name="P3" draw:layer="layout" svg:x1="21.076cm" svg:y1="24.8cm" svg:x2="22.031cm" svg:y2="24.8cm" draw:start-shape="id11" draw:start-glue-point="7" draw:end-shape="id12" draw:end-glue-point="5" svg:d="M21076 24800h955" svg:viewBox="0 0 956 1">
          <text:p/>
        </draw:connector>
        <draw:connector draw:style-name="gr9" draw:text-style-name="P3" draw:layer="layout" svg:x1="27.189cm" svg:y1="24.8cm" svg:x2="28.142cm" svg:y2="24.8cm" draw:start-shape="id12" draw:start-glue-point="7" draw:end-shape="id13" draw:end-glue-point="5" svg:d="M27189 24800h953" svg:viewBox="0 0 954 1">
          <text:p/>
        </draw:connector>
        <draw:path draw:style-name="gr16" draw:text-style-name="P3" draw:layer="layout" svg:width="3.017cm" svg:height="14.294cm" svg:x="18.6cm" svg:y="9.905cm" svg:viewBox="0 0 3018 14295" svg:d="M100 0c-100 1495 1500 2495 2257 3495 1043 1200 692 5885 43 7400-600 1400-2400 1800-2400 3400">
          <text:p/>
        </draw:path>
        <draw:connector draw:style-name="gr6" draw:text-style-name="P3" draw:layer="layout" svg:x1="35.481cm" svg:y1="24.671cm" svg:x2="33.511cm" svg:y2="24.671cm" svg:d="M35481 24671h-1970" svg:viewBox="0 0 1971 1">
          <text:p/>
        </draw:connector>
        <draw:frame draw:style-name="gr17" draw:text-style-name="P5" draw:layer="layout" svg:width="4.8cm" svg:height="1.495cm" svg:x="35.6cm" svg:y="24.2cm">
          <draw:text-box>
            <text:p><text:span text:style-name="T2">Kurzes Drücken beidseitig</text:span></text:p>
          </draw:text-box>
        </draw:frame>
        <draw:path draw:style-name="gr16" draw:text-style-name="P3" draw:layer="layout" svg:width="3.218cm" svg:height="14.294cm" svg:x="12.799cm" svg:y="9.905cm" svg:viewBox="0 0 3219 14295" svg:d="M144 0c0 1695 1657 2295 2657 3295 800 1200 292 6452-200 7600-600 1400-2657 1800-2600 3400">
          <text:p/>
        </draw:path>
        <draw:path draw:style-name="gr16" draw:text-style-name="P3" draw:layer="layout" svg:width="3.045cm" svg:height="14.294cm" svg:x="24.6cm" svg:y="9.905cm" svg:viewBox="0 0 3046 14295" svg:d="M54 0c-54 1295 946 895 2346 2495 594 1400 1000 7600 200 8800-1200 1400-2618 1000-2600 3000">
          <text:p/>
        </draw:path>
        <draw:path draw:style-name="gr16" draw:text-style-name="P3" draw:layer="layout" svg:width="1.999cm" svg:height="0.599cm" svg:x="33.5cm" svg:y="25.895cm" svg:viewBox="0 0 2000 600" svg:d="M0 600c400-800 1600-800 2000 0">
          <text:p/>
        </draw:path>
        <draw:frame draw:style-name="gr17" draw:text-style-name="P5" draw:layer="layout" svg:width="4.8cm" svg:height="1.495cm" svg:x="35.6cm" svg:y="26cm">
          <draw:text-box>
            <text:p><text:span text:style-name="T2">Langes Drücken Menue beidseitig</text:span></text:p>
          </draw:text-box>
        </draw:frame>
        <draw:frame draw:style-name="gr18" draw:text-style-name="P7" draw:layer="layout" svg:width="3.4cm" svg:height="0.878cm" svg:x="1.6cm" svg:y="8.8cm">
          <draw:text-box>
            <text:p text:style-name="P6"><text:span text:style-name="T1">time_date</text:span></text:p>
          </draw:text-box>
        </draw:frame>
        <draw:frame draw:style-name="gr18" draw:text-style-name="P7" draw:layer="layout" svg:width="3.2cm" svg:height="0.878cm" svg:x="1.7cm" svg:y="24.295cm">
          <draw:text-box>
            <text:p text:style-name="P6"><text:span text:style-name="T1">set_clock</text:span></text:p>
          </draw:text-box>
        </draw:frame>
        <draw:frame draw:style-name="gr19" draw:text-style-name="P7" draw:layer="layout" svg:width="3.6cm" svg:height="1cm" svg:x="1.4cm" svg:y="11cm">
          <draw:text-box>
            <text:p text:style-name="P6"><text:span text:style-name="T1">alarm_times</text:span></text:p>
          </draw:text-box>
        </draw:frame>
        <draw:frame draw:style-name="gr20" draw:text-style-name="P8" draw:layer="layout" svg:width="4.727cm" svg:height="0.963cm" svg:x="0.273cm" svg:y="6.4cm">
          <draw:text-box>
            <text:p text:style-name="P6"><text:span text:style-name="T1">measured_data</text:span></text:p>
          </draw:text-box>
        </draw:frame>
        <draw:custom-shape draw:style-name="gr4" draw:text-style-name="P1" xml:id="id14" draw:id="id14" draw:layer="layout" svg:width="5.158cm" svg:height="1.2cm" svg:x="22.042cm" svg:y="6cm">
          <text:p text:style-name="P1"><text:span text:style-name="T1">Batterie Spannu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3" draw:layer="layout" svg:x1="21.177cm" svg:y1="6.6cm" svg:x2="22.042cm" svg:y2="6.6cm" draw:start-shape="id8" draw:start-glue-point="7" draw:end-shape="id14" draw:end-glue-point="5" svg:d="M21177 6600h865" svg:viewBox="0 0 866 1">
          <text:p/>
        </draw:connector>
        <draw:custom-shape draw:style-name="gr4" draw:text-style-name="P1" xml:id="id15" draw:id="id15" draw:layer="layout" svg:width="5.158cm" svg:height="1.2cm" svg:x="28.2cm" svg:y="6cm">
          <text:p text:style-name="P1"><text:span text:style-name="T1">Helligkei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3" draw:layer="layout" svg:x1="27.2cm" svg:y1="6.6cm" svg:x2="28.2cm" svg:y2="6.6cm" draw:start-shape="id14" draw:start-glue-point="7" draw:end-shape="id15" draw:end-glue-point="5" svg:d="M27200 6600h1000" svg:viewBox="0 0 1001 1">
          <text:p/>
        </draw:connector>
        <draw:path draw:style-name="gr16" draw:text-style-name="P3" draw:layer="layout" svg:width="1.839cm" svg:height="14.294cm" svg:x="7.6cm" svg:y="9.905cm" svg:viewBox="0 0 1840 14295" svg:d="M200 0c0 895 600 1895 1000 2295 1000 2200 800 7200-400 8800-800 1000-800 1600-800 3200">
          <text:p/>
        </draw:path>
        <draw:custom-shape draw:style-name="gr4" draw:text-style-name="P1" xml:id="id16" draw:id="id16" draw:layer="layout" svg:width="5.158cm" svg:height="1.2cm" svg:x="15.953cm" svg:y="11cm">
          <text:p text:style-name="P1"><text:span text:style-name="T1">Weckzeit 2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9" draw:text-style-name="P3" draw:layer="layout" svg:x1="15.103cm" svg:y1="11.605cm" svg:x2="15.953cm" svg:y2="11.6cm" draw:start-shape="id7" draw:start-glue-point="7" draw:end-shape="id16" draw:end-glue-point="5" svg:d="M15103 11605h425v-5h425" svg:viewBox="0 0 851 6">
          <text:p/>
        </draw:connector>
        <draw:custom-shape draw:style-name="gr4" draw:text-style-name="P1" xml:id="id17" draw:id="id17" draw:layer="layout" svg:width="5.158cm" svg:height="1.2cm" svg:x="28.244cm" svg:y="8.706cm">
          <text:p text:style-name="P1"><text:span text:style-name="T1">Datum Jah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3" draw:layer="layout" svg:x1="27.291cm" svg:y1="9.306cm" svg:x2="28.244cm" svg:y2="9.306cm" draw:end-shape="id17" draw:end-glue-point="5" svg:d="M27291 9306h953" svg:viewBox="0 0 954 1">
          <text:p/>
        </draw:connector>
        <draw:custom-shape draw:style-name="gr4" draw:text-style-name="P1" xml:id="id18" draw:id="id18" draw:layer="layout" svg:width="5.158cm" svg:height="1.2cm" svg:x="22.153cm" svg:y="11cm">
          <text:p text:style-name="P1"><text:span text:style-name="T1">Weckzeit 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3" draw:layer="layout" svg:x1="21.111cm" svg:y1="11.6cm" svg:x2="22.153cm" svg:y2="11.6cm" draw:start-shape="id16" draw:start-glue-point="7" draw:end-shape="id18" draw:end-glue-point="5" svg:d="M21111 11600h1042" svg:viewBox="0 0 1043 1">
          <text:p/>
        </draw:connector>
        <draw:frame draw:style-name="standard" draw:layer="layout" svg:width="11.999cm" svg:height="7.075cm" svg:x="28.13cm" svg:y="11.95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2"/>
            <table:table-column table:style-name="co4"/>
            <table:table-row table:style-name="ro1" table:default-cell-style-name="lightblue3">
              <table:table-cell>
                <text:p/>
                <text:p text:style-name="P9"><text:span text:style-name="T3"/></text:p>
              </table:table-cell>
              <table:table-cell>
                <text:p><text:span text:style-name="T3">Stelle 4</text:span></text:p>
              </table:table-cell>
              <table:table-cell>
                <text:p><text:span text:style-name="T3">Stelle 3</text:span></text:p>
              </table:table-cell>
              <table:table-cell>
                <text:p><text:span text:style-name="T3">Stelle 2</text:span></text:p>
              </table:table-cell>
              <table:table-cell>
                <text:p><text:span text:style-name="T3">Stelle 1</text:span></text:p>
              </table:table-cell>
            </table:table-row>
            <table:table-row table:style-name="ro2" table:default-cell-style-name="ce1">
              <table:table-cell table:style-name="lightblue2">
                <text:p><text:span text:style-name="T4">1. Alarm</text:span></text:p>
              </table:table-cell>
              <table:table-cell/>
              <table:table-cell/>
              <table:table-cell/>
              <table:table-cell table:style-name="ce2">
                <text:list text:style-name="L2">
                  <text:list-header>
                    <text:p text:style-name="P10"><text:span text:style-name="T5">●</text:span></text:p>
                  </text:list-header>
                </text:list>
              </table:table-cell>
            </table:table-row>
            <table:table-row table:style-name="ro3" table:default-cell-style-name="ce1">
              <table:table-cell table:style-name="lightblue1">
                <text:p><text:span text:style-name="T4">2. Alarm</text:span></text:p>
              </table:table-cell>
              <table:table-cell/>
              <table:table-cell/>
              <table:table-cell>
                <text:p text:style-name="P10"><text:span text:style-name="T6">●</text:span></text:p>
              </table:table-cell>
              <table:table-cell/>
            </table:table-row>
            <table:table-row table:style-name="ro3" table:default-cell-style-name="ce3">
              <table:table-cell table:style-name="lightblue2">
                <text:p><text:span text:style-name="T4">3. Alarm</text:span></text:p>
              </table:table-cell>
              <table:table-cell/>
              <table:table-cell table:style-name="ce4">
                <text:list text:continue-numbering="true" text:style-name="L2">
                  <text:list-header>
                    <text:p text:style-name="P11"><text:span text:style-name="T6">●</text:span></text:p>
                  </text:list-header>
                </text:list>
              </table:table-cell>
              <table:table-cell/>
              <table:table-cell/>
            </table:table-row>
            <table:table-row table:style-name="ro2" table:default-cell-style-name="ce3">
              <table:table-cell table:style-name="lightblue1">
                <text:p><text:span text:style-name="T4">4. Alarm</text:span></text:p>
              </table:table-cell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 table:style-name="lightblue2">
                <text:p><text:span text:style-name="T4">5. Alarm</text:span></text:p>
              </table:table-cell>
              <table:table-cell>
                <text:p text:style-name="P10"><text:span text:style-name="T6">●</text:span></text:p>
              </table:table-cell>
              <table:table-cell/>
              <table:table-cell/>
              <table:table-cell>
                <text:p text:style-name="P10"><text:span text:style-name="T6">●</text:span></text:p>
              </table:table-cell>
            </table:table-row>
          </table:table>
          <draw:image xlink:href="Pictures/TablePreview1.svm" xlink:type="simple" xlink:show="embed" xlink:actuate="onLoad"/>
        </draw:frame>
        <draw:path draw:style-name="gr16" draw:text-style-name="P3" draw:layer="layout" svg:width="2.424cm" svg:height="14.294cm" svg:x="30.797cm" svg:y="9.905cm" svg:viewBox="0 0 2425 14295" svg:d="M158 0c0 1495 1245 1095 1445 1895 600 1200 1400 8000 200 9000-1400 1000-1845 2400-1800 3400">
          <text:p/>
        </draw:path>
        <draw:path draw:style-name="gr21" draw:text-style-name="P3" draw:layer="layout" svg:width="1.999cm" svg:height="0.999cm" svg:x="10.6cm" svg:y="7.8cm" svg:viewBox="0 0 2000 1000" svg:d="M0 1000c0-435 0-800 600-1000-1 0 801 200 800 200 0-66 600 361 600 295">
          <text:p/>
        </draw:path>
        <draw:frame draw:style-name="gr19" draw:text-style-name="P12" draw:layer="layout" svg:width="5.4cm" svg:height="1cm" svg:x="5.8cm" svg:y="7.4cm">
          <draw:text-box>
            <text:p><text:span text:style-name="T7">nach 10 sec zurück</text:span></text:p>
          </draw:text-box>
        </draw:frame>
        <draw:path draw:style-name="gr16" draw:text-style-name="P3" draw:layer="layout" svg:width="2.697cm" svg:height="7.494cm" svg:x="13cm" svg:y="12.305cm" svg:viewBox="0 0 2698 7495" svg:d="M0 0c0 895 1600 495 2400 2095s-200 3600-800 4200c-707 707-1600 400-1600 1200">
          <text:p/>
        </draw:path>
        <draw:custom-shape draw:style-name="gr22" draw:text-style-name="P4" draw:layer="layout" svg:width="4.4cm" svg:height="2.8cm" svg:x="10.8cm" svg:y="19.8cm">
          <text:p text:style-name="P1"><text:span text:style-name="T1">Einstellen der</text:span></text:p>
          <text:p text:style-name="P1"><text:span text:style-name="T1">Parameter</text:span><text:span text:style-name="T1"><text:line-break/></text:span><text:span text:style-name="T1">AD-Wandler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path draw:style-name="gr16" draw:text-style-name="P3" draw:layer="layout" svg:width="3.572cm" svg:height="4.943cm" svg:x="9.438cm" svg:y="1.056cm" svg:viewBox="0 0 3573 4944" svg:d="M3562 1144c200-1800-2400-1052-3000-587s-800 1987-200 2587 3400 200 3200 1800">
          <text:p/>
        </draw:path>
        <draw:custom-shape draw:style-name="gr23" draw:text-style-name="P4" draw:layer="layout" svg:width="4.4cm" svg:height="2.6cm" svg:x="10.802cm" svg:y="2.201cm">
          <text:p text:style-name="P1"><text:span text:style-name="T1">Stellen der</text:span></text:p>
          <text:p text:style-name="P1"><text:span text:style-name="T1">Weckzeit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path draw:style-name="gr16" draw:text-style-name="P3" draw:layer="layout" svg:width="11.53cm" svg:height="4.486cm" svg:x="13.072cm" svg:y="1.513cm" svg:viewBox="0 0 11531 4487" svg:d="M0 682c328-1995 5728 1005 6528 1205s3200 600 3600 800 1470 200 1400 1800">
          <text:p/>
        </draw:path>
        <draw:frame draw:style-name="gr24" draw:text-style-name="P7" draw:layer="layout" svg:width="4.8cm" svg:height="1.2cm" svg:x="0.2cm" svg:y="4.4cm">
          <draw:text-box>
            <text:p text:style-name="P6"><text:span text:style-name="T8">menu_layer</text:span><text:span text:style-name="T9"> </text:span><text:span text:style-name="T10"></text:span></text:p>
          </draw:text-box>
        </draw:frame>
        <draw:frame draw:style-name="gr24" draw:text-style-name="P7" draw:layer="layout" svg:width="4.8cm" svg:height="1.2cm" svg:x="0.2cm" svg:y="1cm">
          <draw:text-box>
            <text:p text:style-name="P6"><text:span text:style-name="T11">menu_sub_layer</text:span><text:span text:style-name="T12"> </text:span><text:span text:style-name="T13"></text:span></text:p>
          </draw:text-box>
        </draw:frame>
        <draw:frame draw:style-name="gr25" draw:text-style-name="P13" draw:layer="layout" svg:width="0.942cm" svg:height="0.806cm" svg:x="6.935cm" svg:y="1.038cm">
          <draw:text-box>
            <text:p><text:span text:style-name="T8">-1</text:span></text:p>
          </draw:text-box>
        </draw:frame>
        <draw:frame draw:style-name="gr26" draw:text-style-name="P13" draw:layer="layout" svg:width="0.777cm" svg:height="0.806cm" svg:x="11.258cm" svg:y="0.994cm">
          <draw:text-box>
            <text:p><text:span text:style-name="T8">0</text:span></text:p>
          </draw:text-box>
        </draw:frame>
        <draw:frame draw:style-name="gr26" draw:text-style-name="P13" draw:layer="layout" svg:width="0.777cm" svg:height="0.806cm" svg:x="18.058cm" svg:y="0.994cm">
          <draw:text-box>
            <text:p><text:span text:style-name="T8">1</text:span></text:p>
          </draw:text-box>
        </draw:frame>
        <draw:frame draw:style-name="gr26" draw:text-style-name="P13" draw:layer="layout" svg:width="0.777cm" svg:height="0.806cm" svg:x="24cm" svg:y="0.994cm">
          <draw:text-box>
            <text:p><text:span text:style-name="T8">2</text:span></text:p>
          </draw:text-box>
        </draw:frame>
        <draw:frame draw:style-name="gr26" draw:text-style-name="P13" draw:layer="layout" svg:width="0.777cm" svg:height="0.806cm" svg:x="30.258cm" svg:y="0.994cm">
          <draw:text-box>
            <text:p><text:span text:style-name="T8">3</text:span></text:p>
          </draw:text-box>
        </draw:frame>
        <draw:frame draw:style-name="gr26" draw:text-style-name="P13" draw:layer="layout" svg:width="0.777cm" svg:height="0.806cm" svg:x="36.8cm" svg:y="0.994cm">
          <draw:text-box>
            <text:p><text:span text:style-name="T8">4</text:span></text:p>
          </draw:text-box>
        </draw:frame>
        <draw:custom-shape draw:style-name="gr4" draw:text-style-name="P1" xml:id="id19" draw:id="id19" draw:layer="layout" svg:width="5.158cm" svg:height="1.2cm" svg:x="34.358cm" svg:y="6.001cm">
          <text:p text:style-name="P1"><text:span text:style-name="T1">RTC-Korrektu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3" draw:layer="layout" svg:x1="33.358cm" svg:y1="6.601cm" svg:x2="34.358cm" svg:y2="6.601cm" draw:end-shape="id19" draw:end-glue-point="5" svg:d="M33358 6601h1000" svg:viewBox="0 0 1001 1">
          <text:p/>
        </draw:connector>
        <draw:custom-shape draw:style-name="gr27" draw:text-style-name="P15" xml:id="id20" draw:id="id20" draw:layer="layout" svg:width="4.403cm" svg:height="1.2cm" svg:x="10.8cm" svg:y="14cm">
          <draw:glue-point draw:id="8" svg:x="2.614cm" svg:y="-5cm"/>
          <text:p text:style-name="P14"><text:span text:style-name="T1">Datum Tag:Mona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16" xml:id="id21" draw:id="id21" draw:layer="layout" svg:width="5.158cm" svg:height="1.2cm" svg:x="16.118cm" svg:y="14cm">
          <text:p text:style-name="P1"><text:span text:style-name="T1">Wochentag 1 bis 7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15.203cm" svg:y1="14.6cm" svg:x2="16.118cm" svg:y2="14.6cm" draw:start-shape="id20" draw:start-glue-point="7" draw:end-shape="id21" draw:end-glue-point="5" svg:d="M15203 14600h915" svg:viewBox="0 0 916 1">
          <text:p/>
        </draw:connector>
        <draw:connector draw:style-name="gr7" draw:text-style-name="P3" draw:layer="layout" svg:x1="13.002cm" svg:y1="12.305cm" svg:x2="13.002cm" svg:y2="14cm" draw:start-shape="id7" draw:start-glue-point="6" draw:end-shape="id20" draw:end-glue-point="4" svg:d="M13002 12305v1695" svg:viewBox="0 0 1 1696">
          <text:p/>
        </draw:connector>
        <draw:frame draw:style-name="gr29" draw:text-style-name="P17" draw:layer="layout" svg:width="4.801cm" svg:height="1.505cm" svg:x="0.4cm" svg:y="14.4cm">
          <draw:text-box>
            <text:p text:style-name="P6"><text:span text:style-name="T1">alarm_times_sub</text:span></text:p>
          </draw:text-box>
        </draw:frame>
      </draw:page>
      <draw:page draw:name="page2" draw:style-name="dp1" draw:master-page-name="Standard">
        <draw:custom-shape draw:style-name="gr23" draw:text-style-name="P4" draw:layer="layout" svg:width="4.4cm" svg:height="2.6cm" svg:x="7cm" svg:y="2.4cm">
          <text:p text:style-name="P1"><text:span text:style-name="T1">Stellen der</text:span></text:p>
          <text:p text:style-name="P1"><text:span text:style-name="T1">Weckzeit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3" draw:text-style-name="P4" xml:id="id22" draw:id="id22" draw:layer="layout" svg:width="4.203cm" svg:height="1.2cm" svg:x="12.129cm" svg:y="9cm">
          <draw:glue-point draw:id="8" svg:x="2.614cm" svg:y="-5cm"/>
          <text:p text:style-name="P1"><text:span text:style-name="T1">Uhrzeit Std:M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4" xml:id="id23" draw:id="id23" draw:layer="layout" svg:width="5.158cm" svg:height="1.2cm" svg:x="17.247cm" svg:y="9cm">
          <text:p text:style-name="P1"><text:span text:style-name="T1">Datum Wochenta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4" xml:id="id24" draw:id="id24" draw:layer="layout" svg:width="5.158cm" svg:height="1.2cm" svg:x="23.36cm" svg:y="9cm">
          <text:p text:style-name="P1"><text:span text:style-name="T1">Datum Tag:Mona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16.332cm" svg:y1="9.6cm" svg:x2="17.247cm" svg:y2="9.6cm" draw:start-shape="id22" draw:start-glue-point="7" draw:end-shape="id23" draw:end-glue-point="5" svg:d="M16332 9600h915" svg:viewBox="0 0 916 1">
          <text:p/>
        </draw:connector>
        <draw:connector draw:style-name="gr8" draw:text-style-name="P3" draw:layer="layout" svg:x1="22.405cm" svg:y1="9.6cm" svg:x2="23.36cm" svg:y2="9.6cm" draw:start-shape="id23" draw:start-glue-point="7" draw:end-shape="id24" draw:end-glue-point="5" svg:d="M22405 9600h955" svg:viewBox="0 0 956 1">
          <text:p/>
        </draw:connector>
        <draw:path draw:style-name="gr30" draw:text-style-name="P3" draw:layer="layout" svg:width="1.061cm" svg:height="1.399cm" svg:x="9.178cm" svg:y="5cm" svg:viewBox="0 0 1062 1400" svg:d="M22 0c-24 1000 911 200 1000 400s0 200 0 600c0 282-1200-400-1000 400">
          <text:p/>
        </draw:path>
        <draw:custom-shape draw:style-name="gr13" draw:text-style-name="P4" xml:id="id25" draw:id="id25" draw:layer="layout" svg:width="4.203cm" svg:height="1.2cm" svg:x="7.011cm" svg:y="6.4cm">
          <draw:glue-point draw:id="8" svg:x="2.614cm" svg:y="-5cm"/>
          <text:p text:style-name="P1"><text:span text:style-name="T1">Alarm Nr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9.113cm" svg:y1="7.6cm" svg:x2="9.102cm" svg:y2="9.001cm" draw:start-shape="id25" draw:start-glue-point="6" draw:end-shape="id26" draw:end-glue-point="4" svg:d="M9113 7600v701h-11v700" svg:viewBox="0 0 12 1402">
          <text:p/>
        </draw:connector>
        <draw:frame draw:style-name="gr19" draw:text-style-name="P18" draw:layer="layout" svg:width="3.6cm" svg:height="1cm" svg:x="11.6cm" svg:y="6.6cm">
          <draw:text-box>
            <text:p text:style-name="P9"><text:span text:style-name="T1">Nr. blinkt</text:span></text:p>
          </draw:text-box>
        </draw:frame>
        <draw:path draw:style-name="gr31" draw:text-style-name="P3" draw:layer="layout" svg:width="2.9cm" svg:height="3.999cm" svg:x="6.238cm" svg:y="5cm" svg:viewBox="0 0 2901 4000" svg:d="M2901 0c-24 1000-1739 200-2339 800s-800 1600-200 2200c707 707 2000 200 2200 1000">
          <text:p/>
        </draw:path>
        <draw:frame draw:style-name="gr29" draw:text-style-name="P17" draw:layer="layout" svg:width="4.6cm" svg:height="1.505cm" svg:x="0.6cm" svg:y="9.2cm">
          <draw:text-box>
            <text:p text:style-name="P6"><text:span text:style-name="T1">set_alarm_clock</text:span></text:p>
          </draw:text-box>
        </draw:frame>
        <draw:custom-shape draw:style-name="gr13" draw:text-style-name="P4" xml:id="id26" draw:id="id26" draw:layer="layout" svg:width="4.203cm" svg:height="1.2cm" svg:x="7cm" svg:y="9.001cm">
          <draw:glue-point draw:id="8" svg:x="2.614cm" svg:y="-5cm"/>
          <text:p text:style-name="P1"><text:span text:style-name="T1">Alarm: ON / OFF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11.203cm" svg:y1="9.6cm" svg:x2="12.118cm" svg:y2="9.6cm" svg:d="M11203 9600h915" svg:viewBox="0 0 916 1">
          <text:p/>
        </draw:connector>
        <draw:custom-shape draw:style-name="gr32" draw:text-style-name="P4" xml:id="id28" draw:id="id28" draw:layer="layout" svg:width="2.403cm" svg:height="1.2cm" svg:x="11.397cm" svg:y="11cm">
          <draw:glue-point draw:id="8" svg:x="2.614cm" svg:y="-5cm"/>
          <text:p text:style-name="P1"><text:span text:style-name="T1">Stun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2" draw:text-style-name="P4" xml:id="id27" draw:id="id27" draw:layer="layout" svg:width="2.403cm" svg:height="1.2cm" svg:x="14.397cm" svg:y="11cm">
          <draw:glue-point draw:id="8" svg:x="2.614cm" svg:y="-5cm"/>
          <text:p text:style-name="P1"><text:span text:style-name="T1">Minu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33" draw:text-style-name="P3" draw:layer="layout" svg:x1="12.129cm" svg:y1="10.2cm" svg:x2="11.4cm" svg:y2="11cm">
          <text:p/>
        </draw:line>
        <draw:line draw:style-name="gr33" draw:text-style-name="P3" draw:layer="layout" svg:x1="16.332cm" svg:y1="10.2cm" svg:x2="16.8cm" svg:y2="11cm">
          <text:p/>
        </draw:line>
        <draw:connector draw:style-name="gr34" draw:text-style-name="P3" draw:layer="layout" svg:x1="14.397cm" svg:y1="11.6cm" svg:x2="13.8cm" svg:y2="11.6cm" draw:start-shape="id27" draw:start-glue-point="5" draw:end-shape="id28" draw:end-glue-point="7" svg:d="M14397 11600h-597" svg:viewBox="0 0 598 1">
          <text:p/>
        </draw:connector>
        <draw:connector draw:style-name="gr35" draw:text-style-name="P3" draw:layer="layout" svg:x1="10.748cm" svg:y1="10.996cm" svg:x2="10.748cm" svg:y2="12.385cm" svg:d="M10748 10996v1389" svg:viewBox="0 0 1 1390">
          <text:p/>
        </draw:connector>
        <draw:frame draw:style-name="gr36" draw:text-style-name="P7" draw:layer="layout" svg:width="2cm" svg:height="2.054cm" svg:x="8.6cm" svg:y="10.746cm">
          <draw:text-box>
            <text:p text:style-name="P6"><text:span text:style-name="T2">Up</text:span></text:p>
            <text:p text:style-name="P6"><text:span text:style-name="T1"/></text:p>
            <text:p text:style-name="P6"><text:span text:style-name="T2">Down</text:span></text:p>
          </draw:text-box>
        </draw:frame>
        <draw:custom-shape draw:style-name="gr32" draw:text-style-name="P4" xml:id="id30" draw:id="id30" draw:layer="layout" svg:width="2.403cm" svg:height="1.2cm" svg:x="22.797cm" svg:y="11cm">
          <draw:glue-point draw:id="8" svg:x="2.614cm" svg:y="-5cm"/>
          <text:p text:style-name="P1"><text:span text:style-name="T1">Ta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2" draw:text-style-name="P4" xml:id="id29" draw:id="id29" draw:layer="layout" svg:width="2.403cm" svg:height="1.2cm" svg:x="26.597cm" svg:y="11cm">
          <draw:glue-point draw:id="8" svg:x="2.614cm" svg:y="-5cm"/>
          <text:p text:style-name="P1"><text:span text:style-name="T1">Mona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33" draw:text-style-name="P3" draw:layer="layout" svg:x1="23.332cm" svg:y1="10.2cm" svg:x2="22.797cm" svg:y2="11cm">
          <text:p/>
        </draw:line>
        <draw:line draw:style-name="gr33" draw:text-style-name="P3" draw:layer="layout" svg:x1="28.532cm" svg:y1="10.2cm" svg:x2="29cm" svg:y2="11cm">
          <text:p/>
        </draw:line>
        <draw:connector draw:style-name="gr34" draw:text-style-name="P3" draw:layer="layout" svg:x1="26.597cm" svg:y1="11.6cm" svg:x2="25.2cm" svg:y2="11.6cm" draw:start-shape="id29" draw:start-glue-point="5" draw:end-shape="id30" draw:end-glue-point="7" svg:d="M26597 11600h-1397" svg:viewBox="0 0 1398 1">
          <text:p/>
        </draw:connector>
        <draw:custom-shape draw:style-name="gr32" draw:text-style-name="P4" xml:id="id32" draw:id="id32" draw:layer="layout" svg:width="2.403cm" svg:height="1.2cm" svg:x="17cm" svg:y="13.001cm">
          <draw:glue-point draw:id="8" svg:x="2.614cm" svg:y="-5cm"/>
          <text:p text:style-name="P1"><text:span text:style-name="T1">Ta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2" draw:text-style-name="P4" xml:id="id31" draw:id="id31" draw:layer="layout" svg:width="2.403cm" svg:height="1.2cm" svg:x="20.132cm" svg:y="13.001cm">
          <draw:glue-point draw:id="8" svg:x="2.614cm" svg:y="-5cm"/>
          <text:p text:style-name="P1"><text:span text:style-name="T2">On / Off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33" draw:text-style-name="P3" draw:layer="layout" svg:x1="17.247cm" svg:y1="10.2cm" svg:x2="17cm" svg:y2="13.001cm">
          <text:p/>
        </draw:line>
        <draw:line draw:style-name="gr33" draw:text-style-name="P3" draw:layer="layout" svg:x1="22.4cm" svg:y1="10.2cm" svg:x2="22.535cm" svg:y2="13.001cm">
          <text:p/>
        </draw:line>
        <draw:connector draw:style-name="gr34" draw:text-style-name="P3" draw:layer="layout" svg:x1="20.132cm" svg:y1="13.601cm" svg:x2="19.403cm" svg:y2="13.601cm" draw:start-shape="id31" draw:start-glue-point="5" draw:end-shape="id32" draw:end-glue-point="7" svg:d="M20132 13601h-729" svg:viewBox="0 0 730 1">
          <text:p/>
        </draw:connector>
        <draw:custom-shape draw:style-name="gr23" draw:text-style-name="P4" draw:layer="layout" svg:width="4.4cm" svg:height="2.6cm" svg:x="7cm" svg:y="15cm">
          <text:p text:style-name="P14"><text:span text:style-name="T1">Einstellen der</text:span></text:p>
          <text:p text:style-name="P14"><text:span text:style-name="T1">Parameter </text:span><text:span text:style-name="T1"><text:line-break/></text:span><text:span text:style-name="T1">AD-Wandler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3" draw:text-style-name="P4" xml:id="id33" draw:id="id33" draw:layer="layout" svg:width="4.203cm" svg:height="1.2cm" svg:x="17.6cm" svg:y="18.999cm">
          <draw:glue-point draw:id="8" svg:x="2.614cm" svg:y="-5cm"/>
          <text:p text:style-name="P14"><text:span text:style-name="T1">Batterie Spannu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4" draw:layer="layout" svg:width="4.203cm" svg:height="1.2cm" svg:x="7cm" svg:y="19cm">
          <draw:glue-point draw:id="8" svg:x="2.614cm" svg:y="-5cm"/>
          <text:p text:style-name="P14"><text:span text:style-name="T1">Temp. auss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11.203cm" svg:y1="19.599cm" svg:x2="17.6cm" svg:y2="19.599cm" draw:end-shape="id33" draw:end-glue-point="5" svg:d="M11203 19599h6397" svg:viewBox="0 0 6398 1">
          <text:p/>
        </draw:connector>
        <draw:path draw:style-name="gr37" draw:text-style-name="P3" draw:layer="layout" svg:width="1.061cm" svg:height="1.399cm" svg:x="9.138cm" svg:y="17.6cm" svg:viewBox="0 0 1062 1400" svg:d="M22 0c-24 1000 911 200 1000 400s0 200 0 600c0 282-1200-400-1000 400">
          <text:p/>
        </draw:path>
        <draw:frame draw:style-name="gr29" draw:text-style-name="P17" draw:layer="layout" svg:width="4.6cm" svg:height="1.505cm" svg:x="0.6cm" svg:y="19.095cm">
          <draw:text-box>
            <text:p text:style-name="P6"><text:span text:style-name="T1">set_sensor_ offsets</text:span></text:p>
          </draw:text-box>
        </draw:frame>
        <draw:custom-shape draw:style-name="gr32" draw:text-style-name="P4" xml:id="id35" draw:id="id35" draw:layer="layout" svg:width="2.403cm" svg:height="1.2cm" svg:x="6.8cm" svg:y="23.001cm">
          <draw:glue-point draw:id="8" svg:x="2.614cm" svg:y="-5cm"/>
          <text:p text:style-name="P1"><text:span text:style-name="T1">Unterer Offse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2" draw:text-style-name="P4" xml:id="id34" draw:id="id34" draw:layer="layout" svg:width="2.403cm" svg:height="1.2cm" svg:x="9.932cm" svg:y="23.001cm">
          <draw:glue-point draw:id="8" svg:x="2.614cm" svg:y="-5cm"/>
          <text:p text:style-name="P1"><text:span text:style-name="T2">Oberer Offse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33" draw:text-style-name="P3" draw:layer="layout" svg:x1="7cm" svg:y1="20.2cm" svg:x2="6.8cm" svg:y2="23.001cm">
          <text:p/>
        </draw:line>
        <draw:line draw:style-name="gr33" draw:text-style-name="P3" draw:layer="layout" svg:x1="11.203cm" svg:y1="20.2cm" svg:x2="12.335cm" svg:y2="23.001cm">
          <text:p/>
        </draw:line>
        <draw:connector draw:style-name="gr34" draw:text-style-name="P3" draw:layer="layout" svg:x1="9.932cm" svg:y1="23.601cm" svg:x2="9.203cm" svg:y2="23.601cm" draw:start-shape="id34" draw:start-glue-point="5" draw:end-shape="id35" draw:end-glue-point="7" svg:d="M9932 23601h-729" svg:viewBox="0 0 730 1">
          <text:p/>
        </draw:connector>
        <draw:custom-shape draw:style-name="gr32" draw:text-style-name="P4" xml:id="id37" draw:id="id37" draw:layer="layout" svg:width="2.403cm" svg:height="1.2cm" svg:x="16.4cm" svg:y="23cm">
          <draw:glue-point draw:id="8" svg:x="2.614cm" svg:y="-5cm"/>
          <text:p text:style-name="P14"><text:span text:style-name="T1">Unterer Offse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2" draw:text-style-name="P4" xml:id="id36" draw:id="id36" draw:layer="layout" svg:width="2.403cm" svg:height="1.2cm" svg:x="19.532cm" svg:y="23cm">
          <draw:glue-point draw:id="8" svg:x="2.614cm" svg:y="-5cm"/>
          <text:p text:style-name="P14"><text:span text:style-name="T2">Oberer Offse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33" draw:text-style-name="P3" draw:layer="layout" svg:x1="17.6cm" svg:y1="20.199cm" svg:x2="16.4cm" svg:y2="23cm">
          <text:p/>
        </draw:line>
        <draw:line draw:style-name="gr33" draw:text-style-name="P3" draw:layer="layout" svg:x1="21.8cm" svg:y1="20.199cm" svg:x2="21.935cm" svg:y2="23cm">
          <text:p/>
        </draw:line>
        <draw:connector draw:style-name="gr34" draw:text-style-name="P3" draw:layer="layout" svg:x1="19.532cm" svg:y1="23.6cm" svg:x2="18.803cm" svg:y2="23.6cm" draw:start-shape="id36" draw:start-glue-point="5" draw:end-shape="id37" draw:end-glue-point="7" svg:d="M19532 23600h-729" svg:viewBox="0 0 730 1">
          <text:p/>
        </draw:connector>
        <draw:custom-shape draw:style-name="gr32" draw:text-style-name="P4" xml:id="id39" draw:id="id39" draw:layer="layout" svg:width="2.403cm" svg:height="1.2cm" svg:x="9.665cm" svg:y="27.001cm">
          <draw:glue-point draw:id="8" svg:x="2.614cm" svg:y="-5cm"/>
          <text:p text:style-name="P1"><text:span text:style-name="T14">Hunder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2" draw:text-style-name="P4" xml:id="id38" draw:id="id38" draw:layer="layout" svg:width="2.403cm" svg:height="1.2cm" svg:x="12.797cm" svg:y="27.001cm">
          <draw:glue-point draw:id="8" svg:x="2.614cm" svg:y="-5cm"/>
          <text:p text:style-name="P1"><text:span text:style-name="T14">Einer</text:span></text:p>
          <text:p text:style-name="P1"><text:span text:style-name="T14">0 - 99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33" draw:text-style-name="P3" draw:layer="layout" svg:x1="9.932cm" svg:y1="24.201cm" svg:x2="9.665cm" svg:y2="27.001cm">
          <text:p/>
        </draw:line>
        <draw:line draw:style-name="gr33" draw:text-style-name="P3" draw:layer="layout" svg:x1="12.335cm" svg:y1="24.201cm" svg:x2="15.2cm" svg:y2="27.001cm">
          <text:p/>
        </draw:line>
        <draw:connector draw:style-name="gr34" draw:text-style-name="P3" draw:layer="layout" svg:x1="12.797cm" svg:y1="27.601cm" svg:x2="12.068cm" svg:y2="27.601cm" draw:start-shape="id38" draw:start-glue-point="5" draw:end-shape="id39" draw:end-glue-point="7" svg:d="M12797 27601h-729" svg:viewBox="0 0 730 1">
          <text:p/>
        </draw:connector>
        <draw:frame draw:style-name="standard" draw:layer="layout" svg:width="10.925cm" svg:height="14.387cm" svg:x="29.541cm" svg:y="9.813cm">
          <table:table table:template-name="lightblue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5" table:default-cell-style-name="lightblue3">
              <table:table-cell>
                <text:p/>
                <text:p text:style-name="P9"><text:span text:style-name="T3"/></text:p>
              </table:table-cell>
              <table:table-cell>
                <text:p><text:span text:style-name="T3">Stelle 4</text:span></text:p>
              </table:table-cell>
              <table:table-cell>
                <text:p><text:span text:style-name="T3">Stelle 3</text:span></text:p>
              </table:table-cell>
              <table:table-cell>
                <text:p><text:span text:style-name="T3">Stelle 2</text:span></text:p>
              </table:table-cell>
              <table:table-cell>
                <text:p><text:span text:style-name="T3">Stelle 1</text:span></text:p>
              </table:table-cell>
            </table:table-row>
            <table:table-row table:style-name="ro6" table:default-cell-style-name="ce5">
              <table:table-cell table:style-name="lightblue2">
                <text:p><text:span text:style-name="T4">Temp. aussen</text:span><text:span text:style-name="T4"><text:line-break/></text:span><text:span text:style-name="T4"><text:line-break/></text:span><text:span text:style-name="T4">unten</text:span></text:p>
              </table:table-cell>
              <table:table-cell/>
              <table:table-cell>
                <text:list text:style-name="L2">
                  <text:list-header>
                    <text:p text:style-name="P10"><text:span text:style-name="T15">●</text:span></text:p>
                  </text:list-header>
                </text:list>
              </table:table-cell>
              <table:table-cell/>
              <table:table-cell table:style-name="ce6">
                <text:list text:continue-numbering="true" text:style-name="L2">
                  <text:list-header>
                    <text:p text:style-name="P10"><text:span text:style-name="T15">●</text:span></text:p>
                  </text:list-header>
                </text:list>
              </table:table-cell>
            </table:table-row>
            <table:table-row table:style-name="ro6" table:default-cell-style-name="ce5">
              <table:table-cell table:style-name="lightblue1">
                <text:p><text:span text:style-name="T4">Temp. aussen</text:span></text:p>
                <text:p><text:span text:style-name="T4"/></text:p>
                <text:p><text:span text:style-name="T4">oben</text:span></text:p>
              </table:table-cell>
              <table:table-cell/>
              <table:table-cell>
                <text:list text:continue-numbering="true" text:style-name="L2">
                  <text:list-header>
                    <text:p text:style-name="P10"><text:span text:style-name="T15">●</text:span></text:p>
                  </text:list-header>
                </text:list>
              </table:table-cell>
              <table:table-cell>
                <text:p text:style-name="P10"><text:span text:style-name="T15">●</text:span></text:p>
              </table:table-cell>
              <table:table-cell/>
            </table:table-row>
            <table:table-row table:style-name="ro6" table:default-cell-style-name="ce5">
              <table:table-cell table:style-name="lightblue2">
                <text:p><text:span text:style-name="T4">Batt. Spang.</text:span><text:span text:style-name="T4"><text:line-break/></text:span><text:span text:style-name="T4"><text:line-break/></text:span><text:span text:style-name="T4">unten</text:span></text:p>
              </table:table-cell>
              <table:table-cell>
                <text:list text:continue-numbering="true" text:style-name="L2">
                  <text:list-header>
                    <text:p text:style-name="P10"><text:span text:style-name="T15">●</text:span></text:p>
                  </text:list-header>
                </text:list>
              </table:table-cell>
              <table:table-cell table:style-name="ce7">
                <text:list text:continue-numbering="true" text:style-name="L2">
                  <text:list-header>
                    <text:p text:style-name="P11"><text:span text:style-name="T15">●</text:span></text:p>
                  </text:list-header>
                </text:list>
              </table:table-cell>
              <table:table-cell/>
              <table:table-cell>
                <text:list text:continue-numbering="true" text:style-name="L2">
                  <text:list-header>
                    <text:p text:style-name="P10"><text:span text:style-name="T15">●</text:span></text:p>
                  </text:list-header>
                </text:list>
              </table:table-cell>
            </table:table-row>
            <table:table-row table:style-name="ro6" table:default-cell-style-name="ce5">
              <table:table-cell table:style-name="lightblue1">
                <text:p><text:span text:style-name="T4">Batt. Spang.</text:span><text:span text:style-name="T4"><text:line-break/></text:span><text:span text:style-name="T4"><text:line-break/></text:span><text:span text:style-name="T4">oben</text:span></text:p>
              </table:table-cell>
              <table:table-cell>
                <text:list text:continue-numbering="true" text:style-name="L2">
                  <text:list-header>
                    <text:p text:style-name="P10"><text:span text:style-name="T15">●</text:span></text:p>
                  </text:list-header>
                </text:list>
              </table:table-cell>
              <table:table-cell/>
              <table:table-cell>
                <text:list text:continue-numbering="true" text:style-name="L2">
                  <text:list-header>
                    <text:p text:style-name="P10"><text:span text:style-name="T15">●</text:span></text:p>
                  </text:list-header>
                </text:list>
              </table:table-cell>
              <table:table-cell/>
            </table:table-row>
            <table:table-row table:style-name="ro6" table:default-cell-style-name="ce5">
              <table:table-cell table:style-name="lightblue2">
                <text:p><text:span text:style-name="T4">RTC-</text:span></text:p>
                <text:p><text:span text:style-name="T4">Korr.</text:span><text:span text:style-name="T4"><text:line-break/></text:span><text:span text:style-name="T4"> </text:span><text:span text:style-name="T4"><text:line-break/></text:span><text:span text:style-name="T4">unten</text:span></text:p>
              </table:table-cell>
              <table:table-cell>
                <text:list text:continue-numbering="true" text:style-name="L2">
                  <text:list-header>
                    <text:p text:style-name="P10"><text:span text:style-name="T15">●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0"><text:span text:style-name="T15">●</text:span></text:p>
                  </text:list-header>
                </text:list>
              </table:table-cell>
              <table:table-cell/>
              <table:table-cell>
                <text:list text:continue-numbering="true" text:style-name="L2">
                  <text:list-header>
                    <text:p text:style-name="P10"><text:span text:style-name="T15">●</text:span></text:p>
                  </text:list-header>
                </text:list>
              </table:table-cell>
            </table:table-row>
            <table:table-row table:style-name="ro6" table:default-cell-style-name="ce5">
              <table:table-cell table:style-name="lightblue1">
                <text:p text:style-name="P19"><text:span text:style-name="T4">RTC-</text:span></text:p>
                <text:p><text:span text:style-name="T4">Korr. </text:span><text:span text:style-name="T4"><text:line-break/></text:span><text:span text:style-name="T4"> </text:span><text:span text:style-name="T4"><text:line-break/></text:span><text:span text:style-name="T4">oben</text:span></text:p>
              </table:table-cell>
              <table:table-cell>
                <text:list text:continue-numbering="true" text:style-name="L2">
                  <text:list-header>
                    <text:p text:style-name="P10"><text:span text:style-name="T15">●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0"><text:span text:style-name="T15">●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0"><text:span text:style-name="T15">●</text:span></text:p>
                  </text:list-header>
                </text:list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line draw:style-name="gr33" draw:text-style-name="P3" draw:layer="layout" svg:x1="6.8cm" svg:y1="24.201cm" svg:x2="6cm" svg:y2="25.6cm">
          <text:p/>
        </draw:line>
        <draw:line draw:style-name="gr33" draw:text-style-name="P3" draw:layer="layout" svg:x1="9.203cm" svg:y1="24.201cm" svg:x2="9.2cm" svg:y2="25.6cm">
          <text:p/>
        </draw:line>
        <draw:line draw:style-name="gr33" draw:text-style-name="P3" draw:layer="layout" svg:x1="16.4cm" svg:y1="24.2cm" svg:x2="15.603cm" svg:y2="25.6cm">
          <text:p/>
        </draw:line>
        <draw:line draw:style-name="gr33" draw:text-style-name="P3" draw:layer="layout" svg:x1="18.803cm" svg:y1="24.2cm" svg:x2="18.803cm" svg:y2="25.6cm">
          <text:p/>
        </draw:line>
        <draw:line draw:style-name="gr33" draw:text-style-name="P3" draw:layer="layout" svg:x1="19.532cm" svg:y1="24.2cm" svg:x2="19.4cm" svg:y2="25.6cm">
          <text:p/>
        </draw:line>
        <draw:line draw:style-name="gr33" draw:text-style-name="P3" draw:layer="layout" svg:x1="21.935cm" svg:y1="24.2cm" svg:x2="22.6cm" svg:y2="25.6cm">
          <text:p/>
        </draw:line>
        <draw:connector draw:style-name="gr35" draw:text-style-name="P3" draw:layer="layout" svg:x1="9.148cm" svg:y1="26.896cm" svg:x2="9.148cm" svg:y2="28.285cm" svg:d="M9148 26896v1389" svg:viewBox="0 0 1 1390">
          <text:p/>
        </draw:connector>
        <draw:frame draw:style-name="gr36" draw:text-style-name="P7" draw:layer="layout" svg:width="2cm" svg:height="2.054cm" svg:x="7cm" svg:y="26.646cm">
          <draw:text-box>
            <text:p text:style-name="P6"><text:span text:style-name="T2">Up</text:span></text:p>
            <text:p text:style-name="P6"><text:span text:style-name="T1"/></text:p>
            <text:p text:style-name="P6"><text:span text:style-name="T2">Down</text:span></text:p>
          </draw:text-box>
        </draw:frame>
        <draw:frame draw:style-name="gr24" draw:text-style-name="P7" draw:layer="layout" svg:width="4.8cm" svg:height="1.2cm" svg:x="0.2cm" svg:y="2.8cm">
          <draw:text-box>
            <text:p text:style-name="P6"><text:span text:style-name="T8">menu_layer</text:span><text:span text:style-name="T9"> </text:span><text:span text:style-name="T10"></text:span></text:p>
          </draw:text-box>
        </draw:frame>
        <draw:custom-shape draw:style-name="gr13" draw:text-style-name="P20" xml:id="id42" draw:id="id42" draw:layer="layout" svg:width="4.203cm" svg:height="1.2cm" svg:x="25cm" svg:y="19cm">
          <draw:glue-point draw:id="8" svg:x="2.614cm" svg:y="-5cm"/>
          <text:p text:style-name="P14"><text:span text:style-name="T1">RTC Korrektu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2" draw:text-style-name="P20" xml:id="id41" draw:id="id41" draw:layer="layout" svg:width="2.403cm" svg:height="1.2cm" svg:x="23.8cm" svg:y="23.001cm">
          <draw:glue-point draw:id="8" svg:x="2.614cm" svg:y="-5cm"/>
          <text:p text:style-name="P14"><text:span text:style-name="T1">Unterer Offse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2" draw:text-style-name="P20" xml:id="id40" draw:id="id40" draw:layer="layout" svg:width="2.403cm" svg:height="1.2cm" svg:x="26.932cm" svg:y="23.001cm">
          <draw:glue-point draw:id="8" svg:x="2.614cm" svg:y="-5cm"/>
          <text:p text:style-name="P14"><text:span text:style-name="T2">Oberer Offse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33" draw:text-style-name="P3" draw:layer="layout" svg:x1="25cm" svg:y1="20.2cm" svg:x2="23.8cm" svg:y2="23.001cm">
          <text:p/>
        </draw:line>
        <draw:line draw:style-name="gr33" draw:text-style-name="P3" draw:layer="layout" svg:x1="29.2cm" svg:y1="20.2cm" svg:x2="29.335cm" svg:y2="23.001cm">
          <text:p/>
        </draw:line>
        <draw:connector draw:style-name="gr34" draw:text-style-name="P3" draw:layer="layout" svg:x1="26.932cm" svg:y1="23.601cm" svg:x2="26.203cm" svg:y2="23.601cm" draw:start-shape="id40" draw:start-glue-point="5" draw:end-shape="id41" draw:end-glue-point="7" svg:d="M26932 23601h-729" svg:viewBox="0 0 730 1">
          <text:p/>
        </draw:connector>
        <draw:line draw:style-name="gr33" draw:text-style-name="P3" draw:layer="layout" svg:x1="23.8cm" svg:y1="24.201cm" svg:x2="23.003cm" svg:y2="25.601cm">
          <text:p/>
        </draw:line>
        <draw:line draw:style-name="gr33" draw:text-style-name="P3" draw:layer="layout" svg:x1="26.203cm" svg:y1="24.201cm" svg:x2="26.203cm" svg:y2="25.601cm">
          <text:p/>
        </draw:line>
        <draw:line draw:style-name="gr33" draw:text-style-name="P3" draw:layer="layout" svg:x1="26.932cm" svg:y1="24.201cm" svg:x2="26.8cm" svg:y2="25.601cm">
          <text:p/>
        </draw:line>
        <draw:line draw:style-name="gr33" draw:text-style-name="P3" draw:layer="layout" svg:x1="29.335cm" svg:y1="24.201cm" svg:x2="30cm" svg:y2="25.601cm">
          <text:p/>
        </draw:line>
        <draw:connector draw:style-name="gr38" draw:text-style-name="P3" draw:layer="layout" svg:x1="21.803cm" svg:y1="19.599cm" svg:x2="25cm" svg:y2="19.6cm" draw:start-shape="id33" draw:start-glue-point="7" draw:end-shape="id42" draw:end-glue-point="5" svg:d="M21803 19599h1598v1h1599" svg:viewBox="0 0 3198 2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Wingdings1" svg:font-family="Wingdings"/>
    <style:font-face style:name="Liberation Serif1" svg:font-family="'Liberation Serif'" style:font-family-generic="roman"/>
    <style:font-face style:name="Arial3" svg:font-family="Arial" style:font-pitch="variable"/>
    <style:font-face style:name="Liberation Sans3" svg:font-family="'Liberation Sans'" style:font-pitch="variable"/>
    <style:font-face style:name="Microsoft YaHei2" svg:font-family="'Microsoft YaHei'" style:font-pitch="variable"/>
    <style:font-face style:name="Wingdings" svg:font-family="Wingdings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marker draw:name="Linienspitzen_20_10" draw:display-name="Linienspitzen 10" svg:viewBox="0 0 20 20" svg:d="M0 20l10-20 10 20z"/>
    <draw:marker draw:name="Linienspitzen_20_11" draw:display-name="Linienspitzen 11" svg:viewBox="0 0 20 20" svg:d="M0 20l10-20 10 20z"/>
    <draw:marker draw:name="Linienspitzen_20_12" draw:display-name="Linienspitzen 12" svg:viewBox="0 0 20 20" svg:d="M0 20l10-20 10 20z"/>
    <draw:marker draw:name="Linienspitzen_20_13" draw:display-name="Linienspitzen 13" svg:viewBox="0 0 20 20" svg:d="M0 20l10-20 10 20z"/>
    <draw:marker draw:name="Linienspitzen_20_14" draw:display-name="Linienspitzen 14" svg:viewBox="0 0 20 20" svg:d="M0 20l10-20 10 20z"/>
    <draw:marker draw:name="Linienspitzen_20_15" draw:display-name="Linienspitzen 15" svg:viewBox="0 0 20 20" svg:d="M0 20l10-20 10 20z"/>
    <draw:marker draw:name="Linienspitzen_20_16" draw:display-name="Linienspitzen 16" svg:viewBox="0 0 20 20" svg:d="M0 20l10-20 10 20z"/>
    <draw:marker draw:name="Linienspitzen_20_17" draw:display-name="Linienspitzen 17" svg:viewBox="0 0 20 20" svg:d="M0 20l10-20 10 20z"/>
    <draw:marker draw:name="Linienspitzen_20_18" draw:display-name="Linienspitzen 18" svg:viewBox="0 0 20 20" svg:d="M0 20l10-20 10 20z"/>
    <draw:marker draw:name="Linienspitzen_20_19" draw:display-name="Linienspitzen 19" svg:viewBox="0 0 20 20" svg:d="M0 20l10-20 10 20z"/>
    <draw:marker draw:name="Linienspitzen_20_2" draw:display-name="Linienspitzen 2" svg:viewBox="0 0 20 20" svg:d="M0 20l10-20 10 20z"/>
    <draw:marker draw:name="Linienspitzen_20_20" draw:display-name="Linienspitzen 20" svg:viewBox="0 0 20 20" svg:d="M0 20l10-20 10 20z"/>
    <draw:marker draw:name="Linienspitzen_20_21" draw:display-name="Linienspitzen 21" svg:viewBox="0 0 20 20" svg:d="M0 20l10-20 10 20z"/>
    <draw:marker draw:name="Linienspitzen_20_22" draw:display-name="Linienspitzen 22" svg:viewBox="0 0 20 20" svg:d="M0 20l10-20 10 20z"/>
    <draw:marker draw:name="Linienspitzen_20_23" draw:display-name="Linienspitzen 23" svg:viewBox="0 0 20 20" svg:d="M0 20l10-20 10 20z"/>
    <draw:marker draw:name="Linienspitzen_20_24" draw:display-name="Linienspitzen 24" svg:viewBox="0 0 20 20" svg:d="M0 20l10-20 10 20z"/>
    <draw:marker draw:name="Linienspitzen_20_25" draw:display-name="Linienspitzen 25" svg:viewBox="0 0 20 20" svg:d="M0 20l10-20 10 20z"/>
    <draw:marker draw:name="Linienspitzen_20_26" draw:display-name="Linienspitzen 26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marker draw:name="Linienspitzen_20_9" draw:display-name="Linienspitzen 9" svg:viewBox="0 0 20 20" svg:d="M0 20l10-20 10 20z"/>
    <draw:stroke-dash draw:name="Doppelter_20_Strich-Punkt_28_schmal_29_" draw:display-name="Doppelter Strich-Punkt(schmal)" draw:style="rect" draw:dots1="1" draw:dots1-length="400%" draw:dots2="1" draw:dots2-length="50%" draw:distance="150%"/>
    <draw:stroke-dash draw:name="Strich_20_lang" draw:display-name="Strich lang" draw:style="rect" draw:dots1="1" draw:dots1-length="5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9-14T20:58:28.574000000</dc:date>
    <dc:creator>Andreas Blum</dc:creator>
    <meta:editing-duration>PT13H1M26S</meta:editing-duration>
    <meta:editing-cycles>37</meta:editing-cycles>
    <meta:generator>LibreOffice/7.1.5.2$Windows_X86_64 LibreOffice_project/85f04e9f809797b8199d13c421bd8a2b025d52b5</meta:generator>
    <meta:document-statistic meta:object-count="143"/>
  </office:meta>
</office:document-meta>
</file>